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92c4" officeooo:paragraph-rsid="000e92c4" style:font-size-asian="13.1000003814697pt" style:font-weight-asian="normal" style:font-size-complex="15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92c4" officeooo:paragraph-rsid="000ed4d7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92c4" officeooo:paragraph-rsid="000ed4d7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d4d7" officeooo:paragraph-rsid="000ed4d7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f15c7" officeooo:paragraph-rsid="000f15c7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f15c7" officeooo:paragraph-rsid="000f15c7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f15c7" officeooo:paragraph-rsid="000fc95b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f15c7" officeooo:paragraph-rsid="0011e0e7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fc95b" officeooo:paragraph-rsid="000fc95b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fc95b" officeooo:paragraph-rsid="000fc95b" style:font-size-asian="13.1000003814697pt" style:font-weight-asian="normal" style:font-size-complex="15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e0e7" officeooo:paragraph-rsid="0011e0e7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4b62" officeooo:paragraph-rsid="00124b62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4b62" officeooo:paragraph-rsid="00124b62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eae1" officeooo:paragraph-rsid="0013eae1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e92c4" officeooo:paragraph-rsid="000e92c4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e92c4" officeooo:paragraph-rsid="000fc95b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e92c4" officeooo:paragraph-rsid="00124b62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e92c4" officeooo:paragraph-rsid="001401a5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401a5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1401a5" officeooo:paragraph-rsid="001401a5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146df9" officeooo:paragraph-rsid="0016673d"/>
    </style:style>
    <style:style style:name="T1" style:family="text">
      <style:text-properties officeooo:rsid="000ed4d7"/>
    </style:style>
    <style:style style:name="T2" style:family="text">
      <style:text-properties officeooo:rsid="000f15c7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fc95b"/>
    </style:style>
    <style:style style:name="T5" style:family="text">
      <style:text-properties officeooo:rsid="001401a5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normal" style:font-size-asian="13.1000003814697pt" style:font-weight-asian="normal" style:font-size-complex="15pt" style:font-weight-complex="normal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normal" officeooo:rsid="001401a5" style:font-size-asian="13.1000003814697pt" style:font-weight-asian="normal" style:font-size-complex="15pt" style:font-weight-complex="normal"/>
    </style:style>
    <style:style style:name="T8" style:family="text">
      <style:text-properties fo:font-variant="normal" fo:text-transform="none" fo:color="#000000" style:font-name="Liberation Serif" fo:font-size="15pt" fo:letter-spacing="normal" fo:font-style="normal" fo:font-weight="normal" officeooo:rsid="00146df9" style:font-size-asian="13.1000003814697pt" style:font-weight-asian="normal" style:font-size-complex="15pt" style:font-weight-complex="normal"/>
    </style:style>
    <style:style style:name="T9" style:family="text">
      <style:text-properties fo:font-variant="normal" fo:text-transform="none" fo:color="#000000" style:font-name="Liberation Serif" fo:font-size="15pt" fo:letter-spacing="normal" fo:font-style="normal" fo:font-weight="normal" officeooo:rsid="0016673d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16">3 Componentes: </text:p>
      <text:list xml:id="list8846567537773012819" text:style-name="L1">
        <text:list-item>
          <text:p text:style-name="P2">.bt<text:span text:style-name="T2">n</text:span>: componente base</text:p>
        </text:list-item>
        <text:list-item>
          <text:p text:style-name="P2">.bt<text:span text:style-name="T2">n</text:span>-sm: modificador de componente </text:p>
          <text:list>
            <text:list-item>
              <text:p text:style-name="P5">xs e lg. Não tem o md (.btm-md)</text:p>
            </text:list-item>
          </text:list>
        </text:list-item>
        <text:list-item>
          <text:p text:style-name="P2">.bt<text:span text:style-name="T2">n</text:span>-primary: estilo do componente <text:s/></text:p>
          <text:list>
            <text:list-item>
              <text:p text:style-name="P3">primary, <text:span text:style-name="T1">success, info, warning, danger e link</text:span></text:p>
            </text:list-item>
          </text:list>
        </text:list-item>
      </text:list>
      <text:p text:style-name="P4"/>
      <text:p text:style-name="P10">Atalho no Sublime (um otão do lado do outro fica sem espaço): button.btn.btn-primary{meu botão}*2</text:p>
      <text:p text:style-name="P10"/>
      <text:p text:style-name="P17"><text:span text:style-name="T4">Modificadores:</text:span></text:p>
      <text:p text:style-name="P4"/>
      <text:p text:style-name="P6">Tem o <text:span text:style-name="T3">btn-group</text:span> <text:span text:style-name="T4">para aplicar em todos botões filhos, por exemplo: </text:span></text:p>
      <text:list xml:id="list4322133106839634020" text:style-name="L2">
        <text:list-item>
          <text:p text:style-name="P7">.<text:span text:style-name="T4">btn-group-xs</text:span></text:p>
        </text:list-item>
        <text:list-item>
          <text:p text:style-name="P11">.btn-group-sm</text:p>
        </text:list-item>
        <text:list-item>
          <text:p text:style-name="P11">.btn-group-lg</text:p>
        </text:list-item>
      </text:list>
      <text:p text:style-name="P10"/>
      <text:p text:style-name="P17"><text:span text:style-name="T4">Tooldbar </text:span></text:p>
      <text:p text:style-name="P17"/>
      <text:p text:style-name="P8"><text:span text:style-name="T4">São grupos de botões com espaço entre um grupo e outro (dentro de divs): .btn-group-toolbar. </text:span></text:p>
      <text:p text:style-name="P8"/>
      <text:p text:style-name="P17"><text:span text:style-name="T4">Caixa de menus em botões(Drop Down) </text:span></text:p>
      <text:p text:style-name="P17"/>
      <text:p text:style-name="P9"><text:span text:style-name="T4">Uso sempre dentro de um class = “jumbotron” e depois um class = “btn-group”.</text:span></text:p>
      <text:list xml:id="list4965835523550307863" text:style-name="L3">
        <text:list-item>
          <text:p text:style-name="P12">Class = “ btn btn-primary dropdown ” data-toggle=”dropdown”</text:p>
          <text:list>
            <text:list-item>
              <text:p text:style-name="P12">Recebe uma lista normalmente, com link ou não :)</text:p>
            </text:list-item>
          </text:list>
        </text:list-item>
        <text:list-item>
          <text:p text:style-name="P13">Mudar direção das opções:</text:p>
          <text:list>
            <text:list-item>
              <text:p text:style-name="P13">Junto com a classe group adicionar um Up</text:p>
              <text:list>
                <text:list-item>
                  <text:p text:style-name="P13">class = “btn-group dropup”</text:p>
                </text:list-item>
              </text:list>
            </text:list-item>
          </text:list>
        </text:list-item>
      </text:list>
      <text:p text:style-name="P14"/>
      <text:p text:style-name="P18"><text:span text:style-name="T4">Componente de loading </text:span></text:p>
      <text:p text:style-name="P17"/>
      <text:p text:style-name="P15">Ver o código em aula5.html </text:p>
      <text:p text:style-name="P15"/>
      <text:p text:style-name="P19"><text:span text:style-name="T4">CheckBox/RadioG</text:span></text:p>
      <text:p text:style-name="P19"/>
      <text:p text:style-name="P20"><text:soft-page-break/><text:span text:style-name="T7">Dá pra fazer botões apenas selecionáveis:</text:span></text:p>
      <text:list xml:id="list7011938504140491809" text:style-name="L5">
        <text:list-item>
          <text:p text:style-name="P21"><text:span text:style-name="T8">D</text:span><text:span text:style-name="T6">entro de classes jumbotro</text:span><text:span text:style-name="T8">n</text:span><text:span text:style-name="T6">,</text:span><text:span text:style-name="T8">container e bt-group + data-toggle=”buttons”</text:span></text:p>
        </text:list-item>
        <text:list-item>
          <text:p text:style-name="P22"><text:span text:style-name="T6">Colocar um type = ”</text:span><text:span text:style-name="T9">checkbox</text:span><text:span text:style-name="T6">” </text:span><text:span text:style-name="T9">para selecionar mais de um botão ou </text:span><text:span text:style-name="T6">type = ”</text:span><text:span text:style-name="T9">radio</text:span><text:span text:style-name="T6">” </text:span><text:span text:style-name="T9">para selecionar apenas um botão</text:span></text:p>
        </text:list-item>
      </text:list>
      <text:p text:style-name="P1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12T18:01:10.140291609</dc:date>
    <meta:editing-duration>PT40M58S</meta:editing-duration>
    <meta:editing-cycles>6</meta:editing-cycles>
    <meta:document-statistic meta:table-count="0" meta:image-count="0" meta:object-count="0" meta:page-count="2" meta:paragraph-count="28" meta:word-count="188" meta:character-count="1135" meta:non-whitespace-character-count="980"/>
  </office:meta>
</office:document-meta>
</file>